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style:font-name="Times New Roman1" fo:font-size="14pt" style:text-underline-style="none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00%"/>
      <style:text-properties style:font-name="Times New Roman1" fo:font-size="14pt" style:text-underline-style="none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style:font-name="Times New Roman1" fo:font-size="14pt" style:text-underline-style="none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00%"/>
      <style:text-properties style:font-name="Times New Roman1" fo:font-size="14pt" style:text-underline-style="none" fo:font-weight="normal" style:font-size-asian="12.25pt" style:font-weight-asian="normal" style:font-size-complex="14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9pt" style:font-size-asian="9pt" style:font-size-complex="9pt"/>
    </style:style>
    <style:style style:name="T3" style:family="text">
      <style:text-properties style:font-name="Times New Roman1" style:text-underline-style="none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text-position="sub 58%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protokoll: _______________________________ - Imperial Stout am 6.7.2012</text:p>
      <text:p text:style-name="P1"/>
      <text:p text:style-name="P3">Schüttung: <text:tab/>Pale Ale Malt<text:tab/><text:tab/><text:tab/><text:tab/>4,1<text:tab/>kg<text:tab/>Gesamtschüttung:</text:p>
      <text:p text:style-name="P3"><text:tab/><text:tab/>Münchner Malz<text:tab/><text:tab/><text:tab/><text:tab/>1<text:tab/>kg<text:tab/><text:bookmark-start text:name="__DdeLink__155_497963980"/><text:span text:style-name="T4">∑ = 6,01<text:tab/>kg</text:span><text:bookmark-end text:name="__DdeLink__155_497963980"/></text:p>
      <text:p text:style-name="P3"><text:tab/><text:tab/>Cara Aroma<text:tab/><text:tab/><text:tab/><text:tab/><text:tab/>0,255<text:tab/>kg<text:tab/>Hauptschüttung:</text:p>
      <text:p text:style-name="P3"><text:tab/><text:tab/>Cara Münch (Typ II)<text:tab/><text:tab/><text:tab/>0,155 <text:tab/>kg<text:tab/><text:span text:style-name="T4">∑ = 5,51<text:tab/>kg</text:span></text:p>
      <text:p text:style-name="P3"/>
      <text:p text:style-name="P3"><text:tab/><text:tab/>Chocolate Malt<text:tab/><text:tab/><text:tab/><text:tab/>0,210<text:tab/>kg<text:tab/>Zweitschüttung:</text:p>
      <text:p text:style-name="P3"><text:tab/><text:tab/>Röstgerste<text:tab/><text:tab/><text:tab/><text:tab/><text:tab/>0,220<text:tab/>kg<text:tab/><text:span text:style-name="T4">∑ = 0,5<text:tab/>kg</text:span></text:p>
      <text:p text:style-name="P3"><text:tab/><text:tab/>Black Malt<text:tab/><text:tab/><text:tab/><text:tab/><text:tab/>0,070kg</text:p>
      <text:p text:style-name="P2"/>
      <text:p text:style-name="P3">Hopfung: <text:tab/>Aromahopfen:<text:tab/>Simcoe<text:tab/><text:tab/><text:tab/>42 g <text:s text:c="3"/>12,2 % <text:bookmark-start text:name="__DdeLink__0_372489483"/><text:span text:style-name="T1">α</text:span><text:bookmark-end text:name="__DdeLink__0_372489483"/></text:p>
      <text:p text:style-name="P5"><text:tab/><text:tab/>Bitterhopfen:<text:tab/>Cascade<text:tab/><text:tab/><text:tab/>32 g <text:s text:c="3"/>6,4 % α</text:p>
      <text:p text:style-name="P4"/>
      <text:p text:style-name="P2"><text:span text:style-name="T1">Bierhefe:<text:tab/>US-05 <text:tab/></text:span><text:span text:style-name="T2">angesetzt mit 200ml Glattwasser</text:span></text:p>
      <text:p text:style-name="P4"/>
      <text:p text:style-name="P4">Aufsteigende Infusion:</text:p>
      <text:p text:style-name="P4"/>
      <text:p text:style-name="P3"><text:span text:style-name="T1"><text:tab/>7,5 l bei 50 °C vorlegen um …</text:span><text:bookmark-start text:name="__DdeLink__3_372489483"/><text:span text:style-name="T1">..........</text:span><text:bookmark-end text:name="__DdeLink__3_372489483"/><text:span text:style-name="T1"> Uhr.</text:span></text:p>
      <text:p text:style-name="P5"><text:tab/>Eiweißrast für 20 Minuten.</text:p>
      <text:p text:style-name="P5"><text:tab/><text:tab/>Aufheizen auf 64 °C von ….......... - ….......... Uhr.</text:p>
      <text:p text:style-name="P5"><text:tab/>Maltoserast für 30 Minuten</text:p>
      <text:p text:style-name="P5"><text:tab/><text:tab/>Aufheizen auf 72 °C von ….......... -….......... Uhr.</text:p>
      <text:p text:style-name="P5"><text:tab/>Amylaserast 1 Bis zur Verzuckerung.</text:p>
      <text:p text:style-name="P5"><text:tab/><text:tab/><text:tab/>Jodprobe: <text:tab/>O gut<text:tab/><text:tab/>O <text:s/>schlecht</text:p>
      <text:p text:style-name="P5"><text:tab/><text:tab/>Aufheizen auf 78 °C von ….......... - ….......... Uhr.</text:p>
      <text:p text:style-name="P5"><text:tab/>Abmaischen um ….......... Uhr.</text:p>
      <text:p text:style-name="P5"><text:tab/>Kommentar: <text:tab/>________________________________________________</text:p>
      <text:p text:style-name="P5"><text:tab/>_______________________________________________________________</text:p>
      <text:p text:style-name="P5"><text:tab/>_______________________________________________________________</text:p>
      <text:p text:style-name="P5"><text:tab/>_______________________________________________________________</text:p>
      <text:p text:style-name="P5"><text:tab/>_______________________________________________________________</text:p>
      <text:p text:style-name="P5"><text:tab/>_______________________________________________________________</text:p>
      <text:p text:style-name="P5"><text:soft-page-break/>Abläutern: </text:p>
      <text:p text:style-name="P5"><text:tab/><text:tab/>1.Läuterruhe von ….......... - ….......... Uhr.</text:p>
      <text:p text:style-name="P5"><text:tab/>Vorschießen und Trübwürze pumpen.</text:p>
      <text:p text:style-name="P5"><text:tab/>Vorderwürze läutern von ….......... - …..........Uhr; ca …....... l.</text:p>
      <text:p text:style-name="P5"><text:tab/>1. Nachguss …....l mit 78 °C.</text:p>
      <text:p text:style-name="P3"><text:tab/><text:tab/><text:span text:style-name="T3">1. Nachguss läutern von ….......... - ….......... Uhr.</text:span></text:p>
      <text:p text:style-name="P6"><text:bookmark-start text:name="__DdeLink__158_497963980"/><text:tab/>2. Nachguss …....l mit 78 °C und Aufhacken.</text:p>
      <text:p text:style-name="P6"><text:tab/><text:tab/>2. Nachguss läutern von ….......... - ….......... Uhr.</text:p>
      <text:p text:style-name="P6"><text:tab/>3. Nachguss …....l mit 78 °C und Aufhacken.</text:p>
      <text:p text:style-name="P6"><text:bookmark-end text:name="__DdeLink__158_497963980"/><text:tab/><text:tab/>3. Nachguss läutern von ….......... - ….......... Uhr.</text:p>
      <text:p text:style-name="P6"><text:tab/><text:tab/><text:tab/>Würze: ….......... °P bei …..........°C =&gt; ….......... °P</text:p>
      <text:p text:style-name="P6"><text:tab/><text:tab/><text:tab/>Glattwasser: ….......... °P bei ….......... °C =&gt; ….......... °P</text:p>
      <text:p text:style-name="P6"><text:tab/>Kommentar:<text:tab/><text:tab/>________________________________________________</text:p>
      <text:p text:style-name="P6"><text:tab/>_______________________________________________________________</text:p>
      <text:p text:style-name="P6"><text:tab/>_______________________________________________________________</text:p>
      <text:p text:style-name="P6"><text:tab/>_______________________________________________________________</text:p>
      <text:p text:style-name="P6"><text:tab/>_______________________________________________________________</text:p>
      <text:p text:style-name="P6"><text:tab/>_______________________________________________________________</text:p>
      <text:p text:style-name="P7"><text:tab/></text:p>
      <text:p text:style-name="P7"/>
      <text:p text:style-name="P6">Würzekochen für 90 Minuten.</text:p>
      <text:p text:style-name="P6"><text:tab/>Kochbegin: ….......... Uhr</text:p>
      <text:p text:style-name="P6"><text:tab/><text:tab/>Bitterhopfengabe: Beginn</text:p>
      <text:p text:style-name="P6"><text:tab/><text:tab/>Aromahopfengabe: Wirpool</text:p>
      <text:p text:style-name="P6"><text:tab/>Kochende: ….......... Uhr.</text:p>
      <text:p text:style-name="P6"><text:tab/><text:tab/>Ausschlagwürze: ….......... °P bei ….......... °C =&gt; ….......... °P</text:p>
      <text:p text:style-name="P6">Wirpoolrast von ….......... - ….......... Uhr.</text:p>
      <text:p text:style-name="P6"><text:tab/>Kommentar:<text:tab/><text:tab/>________________________________________________<text:line-break/><text:tab/>_______________________________________________________________</text:p>
      <text:p text:style-name="P6"><text:tab/>_______________________________________________________________</text:p>
      <text:p text:style-name="P6">Hefegabe und O<text:span text:style-name="T5">2</text:span> gabe um ….......... Uh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4T11:56:08</meta:creation-date>
    <dc:date>2012-07-05T11:06:56</dc:date>
    <meta:editing-duration>PT1H47M45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2" meta:paragraph-count="56" meta:word-count="269" meta:character-count="2692" meta:non-whitespace-character-count="2363"/>
  </office:meta>
</office:document-meta>
</file>